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I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tline of talk</text:p>
      <text:p text:style-name="Standard"/>
      <text:p text:style-name="Standard">Algorithmic Perspective on UPLB Student Registration</text:p>
      <text:p text:style-name="Standard"/>
      <text:p text:style-name="Standard"/>
      <text:list text:style-name="L1">
        <text:list-item>
          <text:p text:style-name="P1">Disclaimer</text:p>
        </text:list-item>
        <text:list-item>
          <text:p text:style-name="P1"/>
        </text:list-item>
      </text:list>
      <text:p text:style-name="Standard"/>
      <text:p text:style-name="Standard"/>
      <text:list text:style-name="L1" text:continue-numbering="true">
        <text:list-item>
          <text:p text:style-name="P1">Nature of UPLB Student Registration</text:p>
        </text:list-item>
        <text:list-item>
          <text:p text:style-name="P1">Stakeholders</text:p>
          <text:list>
            <text:list-item>
              <text:p text:style-name="P1">Students</text:p>
              <text:list>
                <text:list-item>
                  <text:p text:style-name="P1">Agenda</text:p>
                  <text:list>
                    <text:list-item>
                      <text:p text:style-name="P1">Graduate on time</text:p>
                    </text:list-item>
                    <text:list-item>
                      <text:p text:style-name="P1">Obtain “preferred sked”</text:p>
                    </text:list-item>
                  </text:list>
                </text:list-item>
              </text:list>
            </text:list-item>
            <text:list-item>
              <text:p text:style-name="P1">Administration</text:p>
              <text:list>
                <text:list-item>
                  <text:p text:style-name="P1">Agenda</text:p>
                  <text:list>
                    <text:list-item>
                      <text:p text:style-name="P1">Minimize cost (resources, money)</text:p>
                    </text:list-item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8-02-04T15:25:44</meta:creation-date>
    <dc:date>2008-02-04T15:29:30</dc:date>
    <dc:language>en-US</dc:language>
    <meta:editing-cycles>3</meta:editing-cycles>
    <meta:editing-duration>PT4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30" meta:character-count="229"/>
  </office:meta>
</office:document-meta>
</file>